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293dd"/>
    </style:style>
    <style:style style:name="P2" style:family="paragraph" style:parent-style-name="Standard">
      <style:text-properties officeooo:paragraph-rsid="0005ec12"/>
    </style:style>
    <style:style style:name="P3" style:family="paragraph" style:parent-style-name="Standard">
      <style:text-properties officeooo:rsid="00041557" officeooo:paragraph-rsid="0005ec12"/>
    </style:style>
    <style:style style:name="T1" style:family="text">
      <style:text-properties officeooo:rsid="000293dd"/>
    </style:style>
    <style:style style:name="T2" style:family="text">
      <style:text-properties officeooo:rsid="00041557"/>
    </style:style>
    <style:style style:name="T3" style:family="text">
      <style:text-properties officeooo:rsid="0005ec12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78" number:automatic-order="true">
      <number:day-of-week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1: Date day long, month long, year : <text:s/></text:span><text:date style:data-style-name="N37" text:date-value="2017-03-25T11:52:40.081957653">25/03/17</text:date></text:p>
      <text:p text:style-name="P1"><text:span text:style-name="T1">2: Date day long, month long, year long : </text:span><text:date style:data-style-name="N36" text:date-value="2017-03-25T11:52:40.082925134">25/03/2017</text:date></text:p>
      <text:p text:style-name="P2"><text:span text:style-name="T2">3: Date day long, month long textual, year long : <text:s/></text:span><text:date style:data-style-name="N76" text:date-value="2017-03-25T11:52:40.083710937">25 mars 2017</text:date></text:p>
      <text:p text:style-name="P3">4: Date <text:span text:style-name="T3">dayofweek long, </text:span>day long, month long textual, year long : <text:date style:data-style-name="N79" text:date-value="2017-03-25T11:52:40.084583493">samedi 25 mars 2017</text:date></text:p>
      <text:p text:style-name="P3">5: Date <text:span text:style-name="T3">dayofweek short, </text:span>day long, month long textual, year long : <text:date style:data-style-name="N78" text:date-value="2017-03-25T11:52:40.085406387">sam. 25 mars 2017</text:dat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fr" fo:country="F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editing-cycles>9</meta:editing-cycles>
    <meta:creation-date>2008-08-22T11:41:04</meta:creation-date>
    <dc:date>2017-03-25T11:52:40.023347719</dc:date>
    <meta:editing-duration>PT10M53S</meta:editing-duration>
    <meta:document-statistic meta:table-count="0" meta:image-count="0" meta:object-count="0" meta:page-count="1" meta:paragraph-count="5" meta:word-count="64" meta:character-count="330" meta:non-whitespace-character-count="269"/>
  </office:meta>
</office:document-meta>
</file>